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fo:font-size="14pt" officeooo:rsid="0006dfdd" officeooo:paragraph-rsid="0006dfdd"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05413471" text:style-name="L1">
        <text:list-header>
          <text:p text:style-name="P1">Steps to achieve scalable architecture</text:p>
          <text:p text:style-name="P1"/>
        </text:list-header>
        <text:list-item>
          <text:p text:style-name="P1">To have a scalable architecture we will have api gateway connected to the lambda function.</text:p>
        </text:list-item>
        <text:list-item>
          <text:p text:style-name="P1">When a user upload any image to the bucket,the application will get the response of the put operation in the bucket.</text:p>
        </text:list-item>
        <text:list-item>
          <text:p text:style-name="P1">An api will be created as <text:s/>get method <text:s/>integrated to our lambda function and when the api is hit with the object name as parameter the lambda function will resize the object image and upload it to new bucket.</text:p>
        </text:list-item>
        <text:list-item>
          <text:p text:style-name="P1">The lambda is itesel scalabe as it is serverless architecture .</text:p>
        </text:list-item>
        <text:list-item>
          <text:p text:style-name="P1">By this way we will be only resizing specific image objects.</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1:29:10.295618972</meta:creation-date>
    <dc:date>2019-07-17T11:36:02.516075183</dc:date>
    <meta:editing-duration>PT6M52S</meta:editing-duration>
    <meta:editing-cycles>1</meta:editing-cycles>
    <meta:document-statistic meta:table-count="0" meta:image-count="0" meta:object-count="0" meta:page-count="1" meta:paragraph-count="6" meta:word-count="107" meta:character-count="585" meta:non-whitespace-character-count="487"/>
    <meta:generator>LibreOffice/6.0.3.2$Linux_X86_64 LibreOffice_project/00m0$Build-2</meta:generator>
  </office:meta>
</office:document-meta>
</file>